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Test.shouldReturnRight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dTest.shouldReturnLeft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dTest.shouldDefaultMismatching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dTest.shouldReturnMatching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d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